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d45" officeooo:paragraph-rsid="001f1d45"/>
    </style:style>
    <style:style style:name="P2" style:family="paragraph" style:parent-style-name="Standard">
      <style:text-properties officeooo:rsid="00205cf9" officeooo:paragraph-rsid="00205cf9"/>
    </style:style>
    <style:style style:name="P3" style:family="paragraph" style:parent-style-name="Standard">
      <style:text-properties officeooo:rsid="002061f7" officeooo:paragraph-rsid="002061f7"/>
    </style:style>
    <style:style style:name="P4" style:family="paragraph" style:parent-style-name="Standard">
      <style:text-properties officeooo:rsid="0021be53" officeooo:paragraph-rsid="0021be53"/>
    </style:style>
    <style:style style:name="P5" style:family="paragraph" style:parent-style-name="Standard">
      <style:text-properties officeooo:rsid="00235096" officeooo:paragraph-rsid="00235096"/>
    </style:style>
    <style:style style:name="P6" style:family="paragraph" style:parent-style-name="Standard">
      <style:text-properties officeooo:rsid="002848cf" officeooo:paragraph-rsid="002848cf"/>
    </style:style>
    <style:style style:name="P7" style:family="paragraph" style:parent-style-name="Standard" style:list-style-name="L1">
      <style:text-properties officeooo:rsid="001f1d45" officeooo:paragraph-rsid="001f1d45"/>
    </style:style>
    <style:style style:name="P8" style:family="paragraph" style:parent-style-name="Standard" style:list-style-name="L2">
      <style:text-properties officeooo:rsid="00235096" officeooo:paragraph-rsid="00235096"/>
    </style:style>
    <style:style style:name="P9" style:family="paragraph" style:parent-style-name="Standard" style:list-style-name="L2">
      <style:text-properties officeooo:rsid="0023ac8b" officeooo:paragraph-rsid="0023ac8b"/>
    </style:style>
    <style:style style:name="P10" style:family="paragraph" style:parent-style-name="Standard" style:list-style-name="L2">
      <style:text-properties officeooo:rsid="0023ac8b" officeooo:paragraph-rsid="0026a4a2"/>
    </style:style>
    <style:style style:name="P11" style:family="paragraph" style:parent-style-name="Standard" style:list-style-name="L2">
      <style:text-properties officeooo:rsid="002848cf" officeooo:paragraph-rsid="002848cf"/>
    </style:style>
    <style:style style:name="T1" style:family="text">
      <style:text-properties officeooo:rsid="001fc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em das páginas</text:p>
      <text:list xml:id="list2067514065" text:style-name="L1">
        <text:list-item>
          <text:p text:style-name="P7">Index – fazer a autentificação, colocar link para pág. aluno onde pode ser criado um aluno novo.</text:p>
        </text:list-item>
        <text:list-item>
          <text:p text:style-name="P7"><text:span text:style-name="T1">registrar_a</text:span>tiv – depois de fazer login e senha o aluno pode enviar suas atividades e fazer consulta das atividades realizadas.</text:p>
        </text:list-item>
        <text:list-item>
          <text:p text:style-name="P7">Aluno – para cadastrar aluno no banco de dados.</text:p>
        </text:list-item>
        <text:list-item>
          <text:p text:style-name="P7">Professor - para validar as atividades.</text:p>
        </text:list-item>
        <text:list-item>
          <text:p text:style-name="P7">Coordenador – para adicionar professor e atividades.</text:p>
        </text:list-item>
        <text:list-item>
          <text:p text:style-name="P7">ADM – para adicionar coordenador, senhas e cursos.</text:p>
        </text:list-item>
      </text:list>
      <text:p text:style-name="P1"/>
      <text:p text:style-name="P1"/>
      <text:p text:style-name="P1"><text:a xlink:type="simple" xlink:href="https://blog.logrocket.com/setting-up-a-restful-api-with-node-js-and-postgresql-d96d6fc892d8/" text:style-name="Internet_20_link" text:visited-style-name="Visited_20_Internet_20_Link">https://blog.logrocket.com/setting-up-a-restful-api-with-node-js-and-postgresql-d96d6fc892d8/</text:a> </text:p>
      <text:p text:style-name="P1"/>
      <text:p text:style-name="P1"/>
      <text:p text:style-name="P2">Fazer os comando select com not in,group by,having , like, operadores aritimeticos,</text:p>
      <text:p text:style-name="P2"/>
      <text:p text:style-name="P2">Fazer trigger, view, procedures, Transact </text:p>
      <text:p text:style-name="P2"/>
      <text:p text:style-name="P3">Página aluno CRUD.</text:p>
      <text:p text:style-name="P3"/>
      <text:p text:style-name="P3">Página do avaliador.</text:p>
      <text:p text:style-name="P3"/>
      <text:p text:style-name="P3"/>
      <text:p text:style-name="P3"/>
      <text:p text:style-name="P4">Dicas</text:p>
      <text:p text:style-name="P4"/>
      <text:p text:style-name="P4">Rodar o projeto – npm run dev (express, nodemon e pg).</text:p>
      <text:p text:style-name="P4"/>
      <text:p text:style-name="P5">Comando para inserir </text:p>
      <text:list xml:id="list1375696718" text:style-name="L2">
        <text:list-item>
          <text:p text:style-name="P8">Criar no html;</text:p>
        </text:list-item>
        <text:list-item>
          <text:p text:style-name="P8">criar no js (função);</text:p>
        </text:list-item>
        <text:list-item>
          <text:p text:style-name="P9">comandos no connection.js – const;</text:p>
        </text:list-item>
        <text:list-item>
          <text:p text:style-name="P10">comandos no connection.js – exportando a função;</text:p>
        </text:list-item>
        <text:list-item>
          <text:p text:style-name="P11">comandos no server – app.post …;</text:p>
        </text:list-item>
      </text:list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1:27:08.989142822</meta:creation-date>
    <dc:date>2019-11-20T10:03:36.566304771</dc:date>
    <meta:editing-duration>PT46M3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36" meta:character-count="924" meta:non-whitespace-character-count="807"/>
  </office:meta>
</office:document-meta>
</file>